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officeooo:rsid="0017afac" officeooo:paragraph-rsid="0017afac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5pt" officeooo:rsid="0017afac" officeooo:paragraph-rsid="0017afac" style:font-size-asian="15pt" style:font-size-complex="15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Arial1" fo:font-size="15pt" style:text-underline-style="none" officeooo:rsid="0018c934" officeooo:paragraph-rsid="0018c934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5pt" style:text-underline-style="none" officeooo:rsid="0018c934" officeooo:paragraph-rsid="0018c934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8c934" officeooo:paragraph-rsid="0018c934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a6018" officeooo:paragraph-rsid="001a6018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ce150" officeooo:paragraph-rsid="001ce150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dc843" officeooo:paragraph-rsid="001dc84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f66a6" officeooo:paragraph-rsid="001f66a6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22313" officeooo:paragraph-rsid="00222313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18c934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1a6018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20b31e" style:font-size-asian="13pt" style:font-size-complex="13pt"/>
    </style:style>
    <style:style style:name="T1" style:family="text">
      <style:text-properties officeooo:rsid="001f66a6"/>
    </style:style>
    <style:style style:name="T2" style:family="text">
      <style:text-properties officeooo:rsid="0020b3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Expirience</text:p>
      <text:p text:style-name="P1"/>
      <text:p text:style-name="P2">portada</text:p>
      <text:p text:style-name="P3">Introducción</text:p>
      <text:p text:style-name="P4"/>
      <text:p text:style-name="P11">Objeto de proyecto:</text:p>
      <text:p text:style-name="P11"/>
      <text:p text:style-name="P5">Game Experience es una aplicación que te permite registrarte y guardar en tu propia lista videojuegos.</text:p>
      <text:p text:style-name="P5"/>
      <text:p text:style-name="P12">Lenguajes empleados:</text:p>
      <text:p text:style-name="P6"/>
      <text:p text:style-name="P6">He utilizado como lenguaje principal Symfony (framework de php muy potente).</text:p>
      <text:p text:style-name="P7">Para el estilo, he utilizado Bootstrap.</text:p>
      <text:p text:style-name="P8">Como gestor de base de datos he utilizado Mysql <text:span text:style-name="T1">y la base de datos esta metida en un docker.</text:span></text:p>
      <text:p text:style-name="P9">Como IDE, he utilizado Visual Studio Code.</text:p>
      <text:p text:style-name="P9"/>
      <text:p text:style-name="P13">Distribuci<text:span text:style-name="T2">ó</text:span>n:</text:p>
      <text:p text:style-name="P13"/>
      <text:p text:style-name="P13">Requisitos de los clientes:</text:p>
      <text:p text:style-name="P13"/>
      <text:p text:style-name="P10">Lo único que necesitaran los clientes/usuarios de la aplicación es un nombre de usuario y una contraseñ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8T08:38:46.647000000</meta:creation-date>
    <dc:date>2022-11-28T09:10:30.326000000</dc:date>
    <meta:editing-duration>PT31M40S</meta:editing-duration>
    <meta:editing-cycles>9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13" meta:word-count="90" meta:character-count="569" meta:non-whitespace-character-count="492"/>
  </office:meta>
</office:document-meta>
</file>